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49f2" officeooo:paragraph-rsid="001749f2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749f2" officeooo:paragraph-rsid="001749f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86427" officeooo:paragraph-rsid="0018642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749f2" officeooo:paragraph-rsid="001749f2" style:font-size-asian="22pt" style:font-size-complex="22pt"/>
    </style:style>
    <style:style style:name="P5" style:family="paragraph" style:parent-style-name="Text_20_body">
      <style:paragraph-properties fo:text-align="start" style:justify-single-word="false"/>
      <style:text-properties fo:font-size="20pt" officeooo:rsid="001749f2" officeooo:paragraph-rsid="001749f2" style:font-size-asian="20pt" style:font-size-complex="20pt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font-size="20pt" style:font-size-asian="20pt" style:font-size-complex="20pt"/>
    </style:style>
    <style:style style:name="P7" style:family="paragraph" style:parent-style-name="Text_20_body" style:list-style-name="L1">
      <style:paragraph-properties fo:padding="0.049cm" fo:border="0.06pt solid #e3e3e3"/>
      <style:text-properties fo:font-size="20pt" style:font-size-asian="20pt" style:font-size-complex="20pt"/>
    </style:style>
    <style:style style:name="P8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font-size="20pt" officeooo:rsid="00186427" officeooo:paragraph-rsid="00186427" style:font-size-asian="20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OXICACION POR ALIMENTOS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Materia: Analisis de datos</text:p>
      <text:p text:style-name="P2"/>
      <text:p text:style-name="P2">Alumnos: Lautaro Eberle y Francisco Casais</text:p>
      <text:p text:style-name="P2"/>
      <text:p text:style-name="P2">Profesor: Magali Cristobo</text:p>
      <text:p text:style-name="P2"/>
      <text:p text:style-name="P2">Fecha: 24/04/2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Índice</text:p>
      <text:list xml:id="list225546554" text:style-name="L1">
        <text:list-item>
          <text:p text:style-name="P6">Explicación de la problemática</text:p>
        </text:list-item>
        <text:list-item>
          <text:p text:style-name="P8">Links a la encuesta y resultados de la misma</text:p>
        </text:list-item>
        <text:list-item>
          <text:p text:style-name="P6">Gráficos</text:p>
        </text:list-item>
        <text:list-item>
          <text:p text:style-name="P6">Entrevistas</text:p>
          <text:list>
            <text:list-item>
              <text:p text:style-name="P6">Entrevista 1</text:p>
            </text:list-item>
            <text:list-item>
              <text:p text:style-name="P6">Entrevista 2</text:p>
            </text:list-item>
            <text:list-item>
              <text:p text:style-name="P6">Entrevista 3</text:p>
            </text:list-item>
          </text:list>
        </text:list-item>
        <text:list-item>
          <text:p text:style-name="P6">Fuentes confiables consultadas</text:p>
        </text:list-item>
        <text:list-item>
          <text:p text:style-name="P7">Conclusión fina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 Explicación de la problemática:</text:p>
      <text:p text:style-name="P2"/>
      <text:p text:style-name="P2">Hemos decidido hacer una investigación acerca de la intoxicación por alimentos. Debido a la crisis económica actual muchos restaurantes, cadenas de comida rápida y vendedores particulares de comida han comenzado a usar ingredientes de baja calidad para sus productos y a descuidar de los mismos. Con esta investigación esperamos encontrar una solución a esta problemática que esta atravesando todo el país.</text:p>
      <text:p text:style-name="P2"/>
      <text:p text:style-name="P2">2.</text:p>
      <text:p text:style-name="P3">Link a la encuesta:</text:p>
      <text:p text:style-name="P3"><text:a xlink:type="simple" xlink:href="https://docs.google.com/forms/d/e/1FAIpQLSdmsJZVs_3GmDzYsS69Cw_XiLOd5PbmucJUeDdPsWd-SKqJKQ/viewform" text:style-name="Internet_20_link" text:visited-style-name="Visited_20_Internet_20_Link">https://docs.google.com/forms/d/e/1FAIpQLSdmsJZVs_3GmDzYsS69Cw_XiLOd5PbmucJUeDdPsWd-SKqJKQ/viewform</text:a></text:p>
      <text:p text:style-name="P3">Link a un archivo en GitHub con los datos sin procesar:</text:p>
      <text:p text:style-name="P3"><text:a xlink:type="simple" xlink:href="https://github.com/lautaroeberle/AnalisisDeDatos/blob/f58e555a863b2b17850686ad303e4f44f81d5b97/Registro%20para%20la%20obtención%20de%20camisetas.csv" text:style-name="Internet_20_link" text:visited-style-name="Visited_20_Internet_20_Link">https://github.com/lautaroeberle/AnalisisDeDatos/blob/f58e555a863b2b17850686ad303e4f44f81d5b97/Registro%20para%20la%20obtenci%C3%B3n%20de%20camisetas.csv</text:a></text:p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5:39:55.092032879</meta:creation-date>
    <dc:date>2024-04-23T16:08:30.252081533</dc:date>
    <meta:editing-duration>PT7M24S</meta:editing-duration>
    <meta:editing-cycles>1</meta:editing-cycles>
    <meta:document-statistic meta:table-count="0" meta:image-count="0" meta:object-count="0" meta:page-count="3" meta:paragraph-count="23" meta:word-count="138" meta:character-count="1099" meta:non-whitespace-character-count="991"/>
    <meta:generator>LibreOffice/7.3.7.2$Linux_X86_64 LibreOffice_project/30$Build-2</meta:generator>
  </office:meta>
</office:document-meta>
</file>